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9000000740B9115E3.png"/>
  <manifest:file-entry manifest:media-type="image/png" manifest:full-path="Pictures/10000000000001D30000013D9BF673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 anclar el NPM scripts </text:p>
      <text:p text:style-name="Standard"><draw:frame draw:style-name="fr1" draw:name="gráficos1" text:anchor-type="paragraph" svg:width="12.356cm" svg:height="8.387cm" draw:z-index="0"><draw:image xlink:href="Pictures/10000000000001D30000013D9BF67307.png" xlink:type="simple" xlink:show="embed" xlink:actuate="onLoad"/></draw:frame></text:p>
      <text:p text:style-name="Standard"/>
      <text:p text:style-name="Standard"><text:tab/>En TypeScript, se admiten nullist ? </text:p>
      <text:p text:style-name="Standard"><draw:frame draw:style-name="fr1" draw:name="gráficos2" text:anchor-type="paragraph" svg:width="6.588cm" svg:height="3.069cm" draw:z-index="1"><draw:image xlink:href="Pictures/10000000000000F9000000740B9115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ación Angular<text:tab/><text:tab/>José García More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shian </meta:initial-creator>
    <meta:creation-date>2022-06-14T09:10:46.86</meta:creation-date>
    <dc:date>2022-06-14T13:01:19.26</dc:date>
    <dc:creator>Lashian </dc:creator>
    <meta:editing-duration>PT3H50M32S</meta:editing-duration>
    <meta:editing-cycles>3</meta:editing-cycles>
    <meta:generator>OpenOffice/4.1.12$Win32 OpenOffice.org_project/4112m1$Build-9809</meta:generator>
    <meta:document-statistic meta:table-count="0" meta:image-count="2" meta:object-count="0" meta:page-count="1" meta:paragraph-count="3" meta:word-count="16" meta:character-count="105"/>
  </office:meta>
</office:document-meta>
</file>